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ydride</text:p>
          </table:table-cell>
          <table:table-cell office:value-type="string" calcext:value-type="string">
            <text:p>atoms/cell</text:p>
          </table:table-cell>
          <table:table-cell office:value-type="string" calcext:value-type="string">
            <text:p><text:span text:style-name="T1">E</text:span> (Ry)</text:p>
          </table:table-cell>
          <table:table-cell office:value-type="string" calcext:value-type="string">
            <text:p><text:span text:style-name="T1">E</text:span><text:span text:style-name="T2">form</text:span> (eV/atom)</text:p>
          </table:table-cell>
        </table:table-row>
        <table:table-row table:style-name="ro2">
          <table:table-cell office:value-type="string" calcext:value-type="string">
            <text:p>LiH</text:p>
          </table:table-cell>
          <table:table-cell office:value-type="float" office:value="2" calcext:value-type="float">
            <text:p>2</text:p>
          </table:table-cell>
          <table:table-cell office:value-type="float" office:value="-15.69981722" calcext:value-type="float">
            <text:p>-15,699817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H3</text:p>
          </table:table-cell>
          <table:table-cell office:value-type="float" office:value="16" calcext:value-type="float">
            <text:p>16</text:p>
          </table:table-cell>
          <table:table-cell office:value-type="float" office:value="-172.02213084" calcext:value-type="float">
            <text:p>-172,02213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AlH4</text:p>
          </table:table-cell>
          <table:table-cell office:value-type="float" office:value="24" calcext:value-type="float">
            <text:p>24</text:p>
          </table:table-cell>
          <table:table-cell office:value-type="float" office:value="-234.82072038" calcext:value-type="float">
            <text:p>-234,82072038</text:p>
          </table:table-cell>
          <table:table-cell table:formula="of:=+13.606*([.C4]-[.C3]-4*[.C2])/24" office:value-type="float" office:value="0.000385129168320006" calcext:value-type="float">
            <text:p>0,00038512916832000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aH</text:p>
          </table:table-cell>
          <table:table-cell office:value-type="float" office:value="2" calcext:value-type="float">
            <text:p>2</text:p>
          </table:table-cell>
          <table:table-cell office:value-type="float" office:value="-96.54064924" calcext:value-type="float">
            <text:p>-96,540649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H3</text:p>
          </table:table-cell>
          <table:table-cell office:value-type="float" office:value="16" calcext:value-type="float">
            <text:p>16</text:p>
          </table:table-cell>
          <table:table-cell office:value-type="float" office:value="-172.02213084" calcext:value-type="float">
            <text:p>-172,02213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AlH4</text:p>
          </table:table-cell>
          <table:table-cell office:value-type="float" office:value="12" calcext:value-type="float">
            <text:p>12</text:p>
          </table:table-cell>
          <table:table-cell office:value-type="float" office:value="-279.14834298" calcext:value-type="float">
            <text:p>-279,14834298</text:p>
          </table:table-cell>
          <table:table-cell table:formula="of:=+13.606*([.C8]-1/2*[.C7]-2*[.C6])/12" office:value-type="float" office:value="-0.0634709468733497" calcext:value-type="float">
            <text:p>-0,063470946873349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KH</text:p>
          </table:table-cell>
          <table:table-cell office:value-type="float" office:value="2" calcext:value-type="float">
            <text:p>2</text:p>
          </table:table-cell>
          <table:table-cell office:value-type="float" office:value="-114.207194" calcext:value-type="float">
            <text:p>-114,2071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H3</text:p>
          </table:table-cell>
          <table:table-cell office:value-type="float" office:value="16" calcext:value-type="float">
            <text:p>16</text:p>
          </table:table-cell>
          <table:table-cell office:value-type="float" office:value="-172.02213084" calcext:value-type="float">
            <text:p>-172,02213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AlH4</text:p>
          </table:table-cell>
          <table:table-cell office:value-type="float" office:value="24" calcext:value-type="float">
            <text:p>24</text:p>
          </table:table-cell>
          <table:table-cell office:value-type="float" office:value="-629.07322442" calcext:value-type="float">
            <text:p>-629,07322442</text:p>
          </table:table-cell>
          <table:table-cell table:formula="of:=+13.606*([.C12]-[.C11]-4*[.C10])/24" office:value-type="float" office:value="-0.126035541394989" calcext:value-type="float">
            <text:p>-0,12603554139498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RbH</text:p>
          </table:table-cell>
          <table:table-cell office:value-type="float" office:value="2" calcext:value-type="float">
            <text:p>2</text:p>
          </table:table-cell>
          <table:table-cell office:value-type="float" office:value="-50.11476272" calcext:value-type="float">
            <text:p>-50,11476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H3</text:p>
          </table:table-cell>
          <table:table-cell office:value-type="float" office:value="16" calcext:value-type="float">
            <text:p>16</text:p>
          </table:table-cell>
          <table:table-cell office:value-type="float" office:value="-172.02213084" calcext:value-type="float">
            <text:p>-172,02213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bAlH4</text:p>
          </table:table-cell>
          <table:table-cell office:value-type="float" office:value="24" calcext:value-type="float">
            <text:p>24</text:p>
          </table:table-cell>
          <table:table-cell office:value-type="float" office:value="-372.73783957" calcext:value-type="float">
            <text:p>-372,73783957</text:p>
          </table:table-cell>
          <table:table-cell table:formula="of:=+13.606*([.C16]-[.C15]-4*[.C14])/24" office:value-type="float" office:value="-0.145503612795839" calcext:value-type="float">
            <text:p>-0,145503612795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20:51:22.450321661</meta:creation-date>
    <meta:generator>LibreOffice/7.3.7.2$Linux_X86_64 LibreOffice_project/30$Build-2</meta:generator>
    <dc:date>2023-11-15T21:25:24.774760268</dc:date>
    <meta:editing-duration>PT23M43S</meta:editing-duration>
    <meta:editing-cycles>20</meta:editing-cycles>
    <meta:document-statistic meta:table-count="1" meta:cell-count="52" meta:object-count="0"/>
  </office:meta>
</office:document-meta>
</file>